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/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1:50:33</meta:creation-date>
    <dc:language>en-US</dc:language>
    <dc:date>2017-08-04T11:30:56</dc:date>
    <meta:editing-cycles>3</meta:editing-cycles>
    <meta:editing-duration>PT23H28M27S</meta:editing-duration>
    <meta:document-statistic meta:table-count="1" meta:cell-count="8007" meta:object-count="0"/>
    <meta:generator>LibreOffice/4.2.8.2$Linux_X86_64 LibreOffice_project/420m0$Build-2</meta:generator>
  </office:meta>
</office:document-meta>
</file>